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1d17e8" officeooo:paragraph-rsid="001d17e8" style:font-size-asian="32pt" style:font-size-complex="32pt"/>
    </style:style>
    <style:style style:name="P2" style:family="paragraph" style:parent-style-name="Standard">
      <style:paragraph-properties fo:text-align="center" style:justify-single-word="false"/>
      <style:text-properties fo:font-size="32pt" officeooo:rsid="002639ec" officeooo:paragraph-rsid="002639ec" style:font-size-asian="32pt" style:font-size-complex="32pt"/>
    </style:style>
    <style:style style:name="P3" style:family="paragraph" style:parent-style-name="Standard">
      <style:paragraph-properties fo:text-align="center" style:justify-single-word="false"/>
      <style:text-properties fo:font-size="20pt" officeooo:rsid="001d17e8" officeooo:paragraph-rsid="001d17e8" style:font-size-asian="17.5pt" style:font-size-complex="20pt"/>
    </style:style>
    <style:style style:name="P4" style:family="paragraph" style:parent-style-name="Standard">
      <style:paragraph-properties fo:text-align="center" style:justify-single-word="false"/>
      <style:text-properties fo:font-size="16pt" officeooo:rsid="001d17e8" officeooo:paragraph-rsid="001d17e8" style:font-size-asian="14pt" style:font-size-complex="16pt"/>
    </style:style>
    <style:style style:name="P5" style:family="paragraph" style:parent-style-name="Standard">
      <style:paragraph-properties fo:margin-left="2.9543in" fo:margin-right="0in" fo:text-align="start" style:justify-single-word="false" fo:text-indent="0in" style:auto-text-indent="false"/>
      <style:text-properties fo:font-size="16pt" officeooo:rsid="001d17e8" officeooo:paragraph-rsid="001d17e8" style:font-size-asian="16pt" style:font-size-complex="16pt"/>
    </style:style>
    <style:style style:name="P6" style:family="paragraph" style:parent-style-name="Standard">
      <style:paragraph-properties fo:margin-left="2.9543in" fo:margin-right="0in" fo:text-align="justify" style:justify-single-word="false" fo:text-indent="0in" style:auto-text-indent="false"/>
      <style:text-properties fo:font-size="16pt" officeooo:rsid="001d17e8" officeooo:paragraph-rsid="001d17e8" style:font-size-asian="14pt" style:font-size-complex="16pt"/>
    </style:style>
    <style:style style:name="P7" style:family="paragraph" style:parent-style-name="Standard">
      <style:paragraph-properties fo:margin-left="2.9543in" fo:margin-right="0in" fo:text-align="start" style:justify-single-word="false" fo:text-indent="0in" style:auto-text-indent="false"/>
      <style:text-properties fo:font-size="16pt" officeooo:rsid="001d17e8" officeooo:paragraph-rsid="001d17e8" style:font-size-asian="14pt" style:font-size-complex="16pt"/>
    </style:style>
    <style:style style:name="P8" style:family="paragraph" style:parent-style-name="Standard">
      <style:paragraph-properties fo:margin-left="0in" fo:margin-right="0in" fo:text-align="center" style:justify-single-word="false" fo:text-indent="0in" style:auto-text-indent="false"/>
      <style:text-properties fo:font-size="20pt" officeooo:rsid="001d17e8" officeooo:paragraph-rsid="001d17e8" style:font-size-asian="17.5pt" style:font-size-complex="20pt"/>
    </style:style>
    <style:style style:name="P9" style:family="paragraph" style:parent-style-name="Standard">
      <style:paragraph-properties fo:margin-left="0in" fo:margin-right="0in" fo:text-align="center" style:justify-single-word="false" fo:text-indent="0in" style:auto-text-indent="false"/>
      <style:text-properties fo:font-size="16pt" officeooo:rsid="001d17e8" officeooo:paragraph-rsid="001d17e8" style:font-size-asian="14pt" style:font-size-complex="16pt"/>
    </style:style>
    <style:style style:name="P10" style:family="paragraph" style:parent-style-name="Standard">
      <style:paragraph-properties fo:margin-left="0in" fo:margin-right="0in" fo:text-align="center" style:justify-single-word="false" fo:text-indent="0in" style:auto-text-indent="false"/>
      <style:text-properties fo:font-size="16pt" officeooo:rsid="001e9c46" officeooo:paragraph-rsid="001e9c46" style:font-size-asian="16pt" style:font-size-complex="16pt"/>
    </style:style>
    <style:style style:name="P11" style:family="paragraph" style:parent-style-name="Standard">
      <style:paragraph-properties fo:margin-left="0in" fo:margin-right="0in" fo:text-align="start" style:justify-single-word="false" fo:text-indent="0in" style:auto-text-indent="false"/>
      <style:text-properties fo:font-size="14pt" fo:font-weight="bold" officeooo:rsid="00208aa6" officeooo:paragraph-rsid="00208aa6" style:font-size-asian="12.25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officeooo:rsid="0022598b" officeooo:paragraph-rsid="0022598b" style:font-size-asian="12.25pt" style:font-weight-asian="bold" style:font-size-complex="14pt"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size="14pt" fo:font-weight="bold" officeooo:rsid="002639ec" officeooo:paragraph-rsid="002639ec" style:font-size-asian="12.25pt" style:font-weight-asian="bold" style:font-size-complex="14pt"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size="14pt" fo:font-weight="bold" officeooo:rsid="002639ec" officeooo:paragraph-rsid="0026a255" style:font-size-asian="12.25pt" style:font-weight-asian="bold" style:font-size-complex="14pt"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size="14pt" fo:font-weight="bold" officeooo:rsid="0022598b" officeooo:paragraph-rsid="0022598b" style:font-size-asian="14pt" style:font-weight-asian="bold" style:font-size-complex="14pt"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size="12pt" fo:font-weight="normal" officeooo:rsid="0022598b" officeooo:paragraph-rsid="0022598b" style:font-size-asian="10.5pt" style:font-weight-asian="normal" style:font-size-complex="12pt"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font-size="12pt" fo:font-weight="normal" officeooo:rsid="0026a255" officeooo:paragraph-rsid="0026a255" style:font-size-asian="10.5pt" style:font-weight-asian="normal" style:font-size-complex="12pt"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font-size="12pt" fo:font-weight="normal" officeooo:rsid="0022598b" officeooo:paragraph-rsid="0022598b" style:font-size-asian="12pt" style:font-weight-asian="normal" style:font-size-complex="12pt" style:font-weight-complex="normal"/>
    </style:style>
    <style:style style:name="P19" style:family="paragraph" style:parent-style-name="Standard">
      <style:paragraph-properties fo:margin-left="0in" fo:margin-right="0in" fo:text-align="start" style:justify-single-word="false" fo:text-indent="0in" style:auto-text-indent="false"/>
      <style:text-properties fo:font-size="12pt" fo:font-weight="normal" officeooo:rsid="0022598b" officeooo:paragraph-rsid="00208aa6" style:font-size-asian="12pt" style:font-weight-asian="normal" style:font-size-complex="12pt" style:font-weight-complex="normal"/>
    </style:style>
    <style:style style:name="P20" style:family="paragraph" style:parent-style-name="Standard">
      <style:paragraph-properties fo:margin-left="0in" fo:margin-right="0in" fo:text-align="start" style:justify-single-word="false" fo:text-indent="0in" style:auto-text-indent="false"/>
      <style:text-properties fo:font-size="12pt" fo:font-weight="normal" officeooo:rsid="0026a255" officeooo:paragraph-rsid="0026a255" style:font-size-asian="12pt" style:font-weight-asian="normal" style:font-size-complex="12pt" style:font-weight-complex="normal"/>
    </style:style>
    <style:style style:name="P21" style:family="paragraph" style:parent-style-name="Standard">
      <style:paragraph-properties fo:margin-left="0in" fo:margin-right="0in" fo:text-align="center" style:justify-single-word="false" fo:text-indent="0in" style:auto-text-indent="false"/>
      <style:text-properties fo:font-size="18pt" officeooo:rsid="001e9c46" officeooo:paragraph-rsid="001e9c46" style:font-size-asian="18pt" style:font-size-complex="18pt"/>
    </style:style>
    <style:style style:name="P22" style:family="paragraph" style:parent-style-name="Standard">
      <style:paragraph-properties fo:margin-left="0in" fo:margin-right="0in" fo:text-align="start" style:justify-single-word="false" fo:text-indent="0in" style:auto-text-indent="false" fo:break-before="page"/>
      <style:text-properties fo:font-size="14pt" fo:font-weight="bold" officeooo:rsid="00208aa6" officeooo:paragraph-rsid="00208aa6" style:font-size-asian="14pt" style:font-weight-asian="bold" style:font-size-complex="14pt" style:font-weight-complex="bold"/>
    </style:style>
    <style:style style:name="P23" style:family="paragraph" style:parent-style-name="Standard">
      <style:paragraph-properties fo:margin-left="0in" fo:margin-right="0in" fo:text-align="start" style:justify-single-word="false" fo:text-indent="0in" style:auto-text-indent="false"/>
      <style:text-properties fo:font-size="12pt" fo:font-weight="normal" officeooo:rsid="0026a255" officeooo:paragraph-rsid="0026a255" style:font-size-asian="10.5pt" style:font-weight-asian="normal" style:font-size-complex="12pt" style:font-weight-complex="normal"/>
    </style:style>
    <style:style style:name="T1" style:family="text">
      <style:text-properties fo:font-size="12pt" fo:font-weight="normal" officeooo:rsid="002639ec" style:font-size-asian="12pt" style:font-weight-asian="normal" style:font-size-complex="12pt" style:font-weight-complex="normal"/>
    </style:style>
    <style:style style:name="T2" style:family="text">
      <style:text-properties fo:font-size="12pt" fo:font-weight="normal" officeooo:rsid="0026a255" style:font-size-asian="12pt" style:font-weight-asian="normal" style:font-size-complex="12pt" style:font-weight-complex="normal"/>
    </style:style>
    <style:style style:name="T3" style:family="text">
      <style:text-properties fo:font-size="12pt" fo:font-weight="normal" officeooo:rsid="00292557" style:font-size-asian="12pt" style:font-weight-asian="normal" style:font-size-complex="12pt" style:font-weight-complex="normal"/>
    </style:style>
    <style:style style:name="T4" style:family="text">
      <style:text-properties fo:font-size="12pt" fo:font-weight="normal" officeooo:rsid="0029d518" style:font-size-asian="12pt" style:font-weight-asian="normal" style:font-size-complex="12pt" style:font-weight-complex="normal"/>
    </style:style>
    <style:style style:name="T5" style:family="text">
      <style:text-properties fo:font-size="12pt" fo:font-weight="normal" officeooo:rsid="002af585" style:font-size-asian="12pt" style:font-weight-asian="normal" style:font-size-complex="12pt" style:font-weight-complex="normal"/>
    </style:style>
    <style:style style:name="T6" style:family="text">
      <style:text-properties fo:font-size="12pt" fo:font-weight="normal" officeooo:rsid="002af6f9" style:font-size-asian="12pt" style:font-weight-asian="normal" style:font-size-complex="12pt"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26a255" style:font-size-asian="10.5pt" style:font-weight-asian="normal" style:font-size-complex="12pt" style:font-weight-complex="normal"/>
    </style:style>
    <style:style style:name="T9" style:family="text">
      <style:text-properties fo:font-size="12pt" fo:font-weight="normal" officeooo:rsid="0027e59e" style:font-size-asian="10.5pt" style:font-weight-asian="normal" style:font-size-complex="12pt" style:font-weight-complex="normal"/>
    </style:style>
    <style:style style:name="T10" style:family="text">
      <style:text-properties officeooo:rsid="0022598b"/>
    </style:style>
    <style:style style:name="T11" style:family="text">
      <style:text-properties officeooo:rsid="0026a2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icket To Ride Via MiniMax </text:p>
      <text:p text:style-name="P1"/>
      <text:p text:style-name="P3">Team Members</text:p>
      <text:p text:style-name="P4"/>
      <text:p text:style-name="P5">Bobby Ross</text:p>
      <text:p text:style-name="P7">Ranjith Shanbhag</text:p>
      <text:p text:style-name="P7">Michael Sorenson</text:p>
      <text:p text:style-name="P6"/>
      <text:p text:style-name="P8">Project Coordinator </text:p>
      <text:p text:style-name="P9"/>
      <text:p text:style-name="P7">Michael Sorens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21">Colorado State University CS 440 Final Project Proposal</text:p>
      <text:p text:style-name="P21">October <text:span text:style-name="T11">11</text:span>, 2015</text:p>
      <text:p text:style-name="P22">Project <text:span text:style-name="T10">Proposal</text:span></text:p>
      <text:p text:style-name="P11"><text:tab/></text:p>
      <text:p text:style-name="P11"><text:tab/><text:span text:style-name="T1">Our proposal is to use modified algorithms from Russel and Norvig's book 'Artificial Intelligence: A Modern approach' to play a 2 player version of the popular board game 'Ticket To Ride'. <text:s text:c="2"/>The game can be played with five players, but for the scope of this project, we are restricting the game to two players. Our goal is to develop an AI agent that can either play against a human opponent or another AI and play competently. Ticket to Ride was chosen from amongst the European style board games because it is relatively simple to represent the state space and reason about appropriate actions. It is a game that is easy to learn the rules to, but takes considerable time to master. </text:span></text:p>
      <text:p text:style-name="P11"><text:span text:style-name="T1"><text:tab/></text:span><text:span text:style-name="T2">Since the game is zero-sum, we will </text:span><text:span text:style-name="T4">use </text:span><text:span text:style-name="T2">a minimax algorithm as the basis for making decisions. Actions in the game are deterministic, but the agent does not have perfect information – specifically the agent may not know what train cards and route cards the other player(s) are holding. There are also too many possible moves for most states of the game to reach a definite conclusion. This will require us to modify the minimax algorithm to allow for imperfect information and use heuristic functions to evaluate possible moves. There is current research in the area of this style of board game and a lot of it is focused on machine learning. If possible, we will incorporate some simple learning algorithms, but, </text:span><text:span text:style-name="T4">as there isn't an abundance of time, we will</text:span><text:span text:style-name="T2"> mostly focus on generating good heuristics. One paper we found proposes using </text:span><text:span text:style-name="T3">M</text:span><text:span text:style-name="T2">onte </text:span><text:span text:style-name="T3">C</text:span><text:span text:style-name="T2">arlo tree search to develop the heuristic functions </text:span><text:span text:style-name="T6">(This could also be considered learning since it uses many simulations over time to improve effectiveness)</text:span><text:span text:style-name="T2">. We are exploring the possibility of using that because as they state in their paper, many methods of developing an AI opponent that can play reasonably well take a prohibitively long time </text:span><text:span text:style-name="T4">to develop</text:span><text:span text:style-name="T5">.</text:span></text:p>
      <text:p text:style-name="P11"/>
      <text:p text:style-name="P13">Background</text:p>
      <text:p text:style-name="P13"/>
      <text:p text:style-name="P13"><text:tab/><text:span text:style-name="T7">Ticket To Ride is a European style board game that has been popular for some time now. The game consists of competing players vying for control of rail lines spanning either the United States of America or Germany, </text:span><text:span text:style-name="T8">depending on which map is chosen</text:span><text:span text:style-name="T7">. The Cities and routes are fixed parts of the game and to build a railroad players collect the appropriate number of the correctly typed card for a particular route. Rounds of play are turn based with each player going sequentially. Scoring is accomplished by completing goal routes that players draw throughout the game. An example is complete a route from Chicago to San Fransisco. The points are scaled on how difficult the route is and the length of track needed to complete it. </text:span><text:span text:style-name="T9">In addition, points are awarded for each link between cities based on how long it is. The adversarial nature of the game comes into play in that between many cities, there is only one direct link. The first player who claims it can cutoff opponents and deny them routes while boosting his or her own score.</text:span></text:p>
      <text:p text:style-name="P13"/>
      <text:p text:style-name="P14"><text:span text:style-name="T7">Link: </text:span><text:a xlink:type="simple" xlink:href="http://www.daysofwonder.com/tickettoride/en/usa/rules/"><text:span text:style-name="T8">http://www.daysofwonder.com/tickettoride/en/usa/rules/</text:span></text:a></text:p>
      <text:p text:style-name="P17"/>
      <text:p text:style-name="P13"><text:tab/></text:p>
      <text:p text:style-name="P12">Relevance To AI</text:p>
      <text:p text:style-name="P12"/>
      <text:p text:style-name="P17"><text:tab/>We view this project as relevant to AI because it combines many of the independent fundamentals of AI such as searching, making decisions in uncertain circumstances, and improving over time.</text:p>
      <text:p text:style-name="P12"/>
      <text:p text:style-name="P12">Proposed Project Type</text:p>
      <text:p text:style-name="P12"><text:soft-page-break/></text:p>
      <text:p text:style-name="P18">1</text:p>
      <text:p text:style-name="P19"/>
      <text:p text:style-name="P11"/>
      <text:p text:style-name="P15">References</text:p>
      <text:p text:style-name="P15"/>
      <text:p text:style-name="P20">Monte Carlo Tree Search</text:p>
      <text:p text:style-name="P17"><text:a xlink:type="simple" xlink:href="http://www.aaai.org/Papers/AIIDE/2008/AIIDE08-036.pdf">http://www.aaai.org/Papers/AIIDE/2008/AIIDE08-036.pdf</text:a></text:p>
      <text:p text:style-name="P17"/>
      <text:p text:style-name="P16"/>
      <text:p text:style-name="P16"/>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3:35:06.550733572</meta:creation-date>
    <dc:date>2015-10-11T23:54:54.208557238</dc:date>
    <meta:editing-duration>PT1H10M33S</meta:editing-duration>
    <meta:editing-cycles>12</meta:editing-cycles>
    <meta:generator>LibreOffice/4.2.7.2$Linux_X86_64 LibreOffice_project/420m0$Build-2</meta:generator>
    <meta:document-statistic meta:table-count="0" meta:image-count="0" meta:object-count="0" meta:page-count="3" meta:paragraph-count="24" meta:word-count="581" meta:character-count="3519" meta:non-whitespace-character-count="2948"/>
  </office:meta>
</office:document-meta>
</file>